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.619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3.263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dashed #000000" style:diagonal-bl-tr="none" style:diagonal-tl-br="none" fo:border-left="0.99pt solid #1a1a1a" fo:border-right="0.99pt solid #1a1a1a" style:rotation-align="none" fo:border-top="0.99pt solid #1a1a1a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style:font-weight-asian="normal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style:language-asian="en" style:country-asian="US" style:font-weight-asian="normal" style:language-complex="en" style:country-complex="U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language="en" fo:country="US" style:font-name-asian="Arial" style:language-asian="en" style:country-asian="US" style:font-weight-asian="normal" style:font-size-complex="6.80000019073486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style:font-name="Arial" fo:language="en" fo:country="US" style:font-name-asian="Arial" style:language-asian="en" style:country-asian="US" style:font-weight-asian="normal" style:font-size-complex="6.80000019073486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font-weight-asian="normal"/>
    </style:style>
    <style:style style:name="ce9" style:family="table-cell" style:parent-style-name="Default">
      <style:table-cell-properties fo:wrap-option="wrap"/>
      <style:text-properties style:font-weight-asian="normal"/>
    </style:style>
    <style:style style:name="ce10" style:family="table-cell" style:parent-style-name="Default">
      <style:table-cell-properties style:glyph-orientation-vertical="0" fo:border-bottom="2.49pt dashed #000000" style:diagonal-bl-tr="none" style:diagonal-tl-br="none" style:text-align-source="value-type" style:repeat-content="false" fo:wrap-option="wrap" fo:border-left="0.99pt solid #1a1a1a" style:direction="ltr" fo:border-right="0.99pt solid #1a1a1a" style:rotation-angle="0" style:rotation-align="none" style:shrink-to-fit="false" fo:border-top="0.99pt solid #1a1a1a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font-name="Arial" fo:language="en" fo:country="US" style:font-name-asian="Arial" style:font-size-complex="6.80000019073486pt"/>
    </style:style>
    <style:style style:name="T2" style:family="text">
      <style:text-properties style:font-name="Arial" fo:language="en" fo:country="US" style:font-name-asian="Arial" style:font-size-complex="6.80000019073486pt" fo:font-size="10pt" style:font-name-complex="Arial" style:font-size-asian="10pt"/>
    </style:style>
    <style:style style:name="T3" style:family="text">
      <style:text-properties style:font-name="Arial" fo:language="en" fo:country="US" style:font-name-asian="Arial" style:font-size-complex="6.80000019073486pt" fo:font-size="10pt" style:font-size-asian="10pt" fo:font-weight="bold" style:font-weight-asian="bold" style:font-weight-complex="bold"/>
    </style:style>
    <style:style style:name="T4" style:family="text">
      <style:text-properties style:font-name="Arial" fo:language="en" fo:country="US" style:font-name-asian="Arial" style:font-size-complex="6.80000019073486pt" fo:font-size="10pt" style:font-size-asian="10pt" style:font-name-complex="Arial"/>
    </style:style>
    <style:style style:name="T5" style:family="text">
      <style:text-properties style:font-name="Arial" fo:language="en" fo:country="US" style:font-name-asian="Arial" style:font-size-complex="6.80000019073486pt" fo:font-size="10pt" style:font-size-asian="10pt"/>
    </style:style>
    <style:style style:name="T6" style:family="text">
      <style:text-properties fo:font-size="12pt" fo:language="en" fo:country="US" style:font-name-asian="Arial" style:font-name-complex="Arial" style:font-size-asian="10pt" style:font-size-complex="6.80000019073486pt"/>
    </style:style>
    <style:style style:name="T7" style:family="text">
      <style:text-properties fo:language="en" fo:country="US" style:font-name-asian="Arial" style:font-size-asian="10pt" style:font-size-complex="6.80000019073486pt" fo:font-size="10pt"/>
    </style:style>
    <style:style style:name="T8" style:family="text">
      <style:text-properties fo:language="en" fo:country="US" style:font-name-asian="Arial" style:font-size-asian="10pt" style:font-size-complex="6.80000019073486pt" fo:font-size="10pt" style:font-name-complex="Arial"/>
    </style:style>
    <style:style style:name="T9" style:family="text">
      <style:text-properties fo:language="en" fo:country="US" style:font-name-asian="Arial" style:font-size-asian="10pt" style:font-size-complex="6.80000019073486pt" fo:font-size="10pt" fo:font-weight="bold" style:font-weight-asian="bold" style:font-weight-complex="bold"/>
    </style:style>
    <style:style style:name="T10" style:family="text">
      <style:text-properties style:font-name="Arial" fo:language="en" fo:country="US" style:font-name-asian="Arial" style:font-size-complex="6.80000019073486pt" fo:font-size="10pt" fo:font-weight="bold" style:font-name-complex="Arial" style:font-size-asian="10pt" style:font-weight-asian="bold" style:font-weight-complex="bold"/>
    </style:style>
    <style:style style:name="T11" style:family="text">
      <style:text-properties style:font-name="Arial" fo:language="en" fo:country="US" style:font-name-asian="Arial" style:font-size-complex="6.80000019073486pt" fo:font-size="10pt" fo:font-weight="bold" style:font-size-asian="10pt" style:font-weight-asian="bold" style:font-weight-complex="bold"/>
    </style:style>
    <style:style style:name="T12" style:family="text">
      <style:text-properties style:font-name="Arial" fo:font-size="10pt" fo:language="en" fo:country="US" style:font-name-asian="Arial" style:font-name-complex="Arial" style:font-size-asian="10pt" style:font-size-complex="6.80000019073486pt"/>
    </style:style>
    <style:style style:name="T13" style:family="text">
      <style:text-properties style:font-name="Arial" fo:font-size="10pt" fo:language="en" fo:country="US" style:font-name-asian="Arial" style:font-size-asian="10pt" style:font-size-complex="6.80000019073486pt" fo:font-weight="bold" style:font-weight-asian="bold" style:font-weight-complex="bold"/>
    </style:style>
    <style:style style:name="T14" style:family="text">
      <style:text-properties style:font-name="Arial" fo:font-size="10pt" fo:language="en" fo:country="US" style:font-name-asian="Arial" style:font-size-asian="10pt" style:font-size-complex="6.80000019073486pt" style:font-name-complex="Arial"/>
    </style:style>
    <style:style style:name="T15" style:family="text">
      <style:text-properties style:font-name="Arial" fo:font-size="10pt" fo:language="en" fo:country="US" style:font-name-asian="Arial" style:font-size-asian="10pt" style:font-size-complex="6.80000019073486pt" fo:font-weight="bold" style:font-weight-asian="bold" style:font-weight-complex="bold" style:font-name-complex="Arial"/>
    </style:style>
    <style:style style:name="T16" style:family="text">
      <style:text-properties style:font-name="Arial" fo:font-size="12pt" fo:language="en" fo:country="US" style:font-name-asian="Arial" style:font-name-complex="Arial" style:font-size-asian="10pt" style:font-size-complex="6.80000019073486pt"/>
    </style:style>
    <style:style style:name="T17" style:family="text">
      <style:text-properties style:font-name="Arial" fo:language="en" fo:country="US" style:font-name-asian="Arial" style:font-size-asian="10pt" style:font-size-complex="6.80000019073486pt" fo:font-size="10pt"/>
    </style:style>
    <style:style style:name="T18" style:family="text">
      <style:text-properties style:font-name="Arial" fo:language="en" fo:country="US" style:font-name-asian="Arial" style:font-size-asian="10pt" style:font-size-complex="6.80000019073486pt" fo:font-size="10pt" style:font-name-complex="Arial"/>
    </style:style>
  </office:automatic-styles>
  <office:body>
    <office:spreadsheet>
      <table:table table:name="Planilha1" table:style-name="ta1" table:print="false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tem Avaliado</text:p>
          </table:table-cell>
          <table:table-cell table:style-name="ce1" office:value-type="string" calcext:value-type="string">
            <text:p>Objetivo de QA</text:p>
          </table:table-cell>
          <table:table-cell table:style-name="ce1" office:value-type="string" calcext:value-type="string">
            <text:p>Priorização</text:p>
          </table:table-cell>
          <table:table-cell table:style-name="ce10" office:value-type="string" calcext:value-type="string">
            <text:p>Avaliação: Aprovado <text:s text:c="2"/>( A ),Reprovado ( R ), Não se aplica (N/A)</text:p>
          </table:table-cell>
          <table:table-cell table:style-name="ce1" office:value-type="string" calcext:value-type="string">
            <text:p>Item Avaliado</text:p>
          </table:table-cell>
        </table:table-row>
        <table:table-row table:style-name="ro2">
          <table:table-cell table:style-name="ce2" office:value-type="string" calcext:value-type="string">
            <text:p>Verificar se o título da página está de acordo com a opção de menu ou botão que a acionou.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o</text:span><text:span text:style-name="T2"> </text:span><text:span text:style-name="T3">título</text:span><text:span text:style-name="T4"> </text:span><text:span text:style-name="T1">e</text:span><text:span text:style-name="T2"> </text:span><text:span text:style-name="T1">subtítulos</text:span><text:span text:style-name="T2"> </text:span><text:span text:style-name="T1">da</text:span><text:span text:style-name="T2"> </text:span><text:span text:style-name="T1">página</text:span><text:span text:style-name="T2"> </text:span><text:span text:style-name="T1">estão</text:span><text:span text:style-name="T2"> </text:span><text:span text:style-name="T1">de</text:span><text:span text:style-name="T2"> </text:span><text:span text:style-name="T1">acordo</text:span><text:span text:style-name="T2"> </text:span><text:span text:style-name="T1">com</text:span><text:span text:style-name="T2"> </text:span><text:span text:style-name="T1">o</text:span><text:span text:style-name="T2"> </text:span><text:span text:style-name="T1">padrão</text:span><text:span text:style-name="T2"> </text:span><text:span text:style-name="T1">de</text:span><text:span text:style-name="T2"> </text:span><text:span text:style-name="T1">maiúsculas</text:span><text:span text:style-name="T2"> </text:span><text:span text:style-name="T1">e</text:span><text:span text:style-name="T2"> </text:span><text:span text:style-name="T1">minúsculas</text:span><text:span text:style-name="T2"> - </text:span><text:span text:style-name="T1">Exemplo</text:span><text:span text:style-name="T2">: "</text:span><text:span text:style-name="T1">Cadastro</text:span><text:span text:style-name="T2"> </text:span><text:span text:style-name="T1">de</text:span><text:span text:style-name="T2"> </text:span><text:span text:style-name="T1">Clientes</text:span><text:span text:style-name="T2">"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todos</text:span><text:span text:style-name="T2"> </text:span><text:span text:style-name="T1">os</text:span><text:span text:style-name="T2"> </text:span><text:span text:style-name="T3">rótulos</text:span><text:span text:style-name="T4"> </text:span><text:span text:style-name="T1">estão</text:span><text:span text:style-name="T2"> </text:span><text:span text:style-name="T1">em</text:span><text:span text:style-name="T2"> </text:span><text:span text:style-name="T1">conformidade</text:span><text:span text:style-name="T2"> </text:span><text:span text:style-name="T1">com</text:span><text:span text:style-name="T2"> </text:span><text:span text:style-name="T1">o</text:span><text:span text:style-name="T2"> </text:span><text:span text:style-name="T1">padrão</text:span><text:span text:style-name="T2"> </text:span><text:span text:style-name="T1">de</text:span><text:span text:style-name="T2"> </text:span><text:span text:style-name="T1">maiúsculas</text:span><text:span text:style-name="T2"> </text:span><text:span text:style-name="T1">e</text:span><text:span text:style-name="T2"> </text:span><text:span text:style-name="T1">minúsculas</text:span><text:span text:style-name="T2"> </text:span><text:span text:style-name="T1">e</text:span><text:span text:style-name="T2"> </text:span><text:span text:style-name="T1">com</text:span><text:span text:style-name="T2"> </text:span><text:span text:style-name="T1">tempo</text:span><text:span text:style-name="T2"> </text:span><text:span text:style-name="T1">verbal</text:span><text:span text:style-name="T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style-name="ce14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todos</text:span><text:span text:style-name="T2"> </text:span><text:span text:style-name="T1">os</text:span><text:span text:style-name="T2"> </text:span><text:span text:style-name="T3">rótulos</text:span><text:span text:style-name="T4"> </text:span><text:span text:style-name="T1">e</text:span><text:span text:style-name="T2"> </text:span><text:span text:style-name="T3">campos</text:span><text:span text:style-name="T4"> </text:span><text:span text:style-name="T1">estão</text:span><text:span text:style-name="T2"> </text:span><text:span text:style-name="T1">posicionados</text:span><text:span text:style-name="T2"> </text:span><text:span text:style-name="T1">e</text:span><text:span text:style-name="T2"> </text:span><text:span text:style-name="T1">alinhados</text:span><text:span text:style-name="T2"> </text:span><text:span text:style-name="T1">conforme</text:span><text:span text:style-name="T2"> </text:span><text:span text:style-name="T1">o</text:span><text:span text:style-name="T2"> </text:span><text:span text:style-name="T5">padrão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Minima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<text:span text:style-name="T6"> </text:span><text:span text:style-name="T7">Verificar</text:span><text:span text:style-name="T8"> </text:span><text:span text:style-name="T7">se</text:span><text:span text:style-name="T8"> </text:span><text:span text:style-name="T7">todos</text:span><text:span text:style-name="T8"> </text:span><text:span text:style-name="T7">os</text:span><text:span text:style-name="T8"> </text:span><text:span text:style-name="T9">campos</text:span><text:span text:style-name="T8"> </text:span><text:span text:style-name="T7">estão</text:span><text:span text:style-name="T8"> </text:span><text:span text:style-name="T7">corretamente</text:span><text:span text:style-name="T8"> </text:span><text:span text:style-name="T9">alinhados</text:span><text:span text:style-name="T8">. </text:span><text:span text:style-name="T7">Procurar</text:span><text:span text:style-name="T8"> </text:span><text:span text:style-name="T7">exceder</text:span><text:span text:style-name="T8"> </text:span><text:span text:style-name="T7">o</text:span><text:span text:style-name="T8"> </text:span><text:span text:style-name="T7">limite</text:span><text:span text:style-name="T8"> </text:span><text:span text:style-name="T7">máximo</text:span><text:span text:style-name="T8"> </text:span><text:span text:style-name="T7">do</text:span><text:span text:style-name="T8"> </text:span><text:span text:style-name="T7">campo</text:span><text:span text:style-name="T8"> </text:span><text:span text:style-name="T7">para</text:span><text:span text:style-name="T8"> </text:span><text:span text:style-name="T7">que</text:span><text:span text:style-name="T8"> </text:span><text:span text:style-name="T7">ao</text:span><text:span text:style-name="T8"> </text:span><text:span text:style-name="T7">submetê</text:span><text:span text:style-name="T8">-</text:span><text:span text:style-name="T7">lo</text:span><text:span text:style-name="T8"> </text:span><text:span text:style-name="T7">a</text:span><text:span text:style-name="T8"> </text:span><text:span text:style-name="T7">uma</text:span><text:span text:style-name="T8"> </text:span><text:span text:style-name="T7">pesquisa</text:span><text:span text:style-name="T8"> </text:span><text:span text:style-name="T7">ou</text:span><text:span text:style-name="T8"> </text:span><text:span text:style-name="T7">salvar</text:span><text:span text:style-name="T8">, </text:span><text:span text:style-name="T7">seja</text:span><text:span text:style-name="T8"> </text:span><text:span text:style-name="T7">verificado</text:span><text:span text:style-name="T8"> </text:span><text:span text:style-name="T7">se</text:span><text:span text:style-name="T8"> </text:span><text:span text:style-name="T7">continua</text:span><text:span text:style-name="T8"> </text:span><text:span text:style-name="T7">corretamente</text:span><text:span text:style-name="T8"> </text:span><text:span text:style-name="T7">alinhado</text:span><text:span text:style-name="T8">. </text:span><text:span text:style-name="T7">Realizar</text:span><text:span text:style-name="T8"> </text:span><text:span text:style-name="T7">a</text:span><text:span text:style-name="T8"> </text:span><text:span text:style-name="T7">mesma</text:span><text:span text:style-name="T8"> </text:span><text:span text:style-name="T7">verificação</text:span><text:span text:style-name="T8"> </text:span><text:span text:style-name="T7">no</text:span><text:span text:style-name="T8"> </text:span><text:span text:style-name="T7">código</text:span><text:span text:style-name="T8"> </text:span><text:span text:style-name="T7">e</text:span><text:span text:style-name="T8"> </text:span><text:span text:style-name="T7">descrição</text:span><text:span text:style-name="T8"> </text:span><text:span text:style-name="T7">das</text:span><text:span text:style-name="T8"> </text:span><text:span text:style-name="T7">searchs</text:span><text:span text:style-name="T8">;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os</text:span><text:span text:style-name="T2"> </text:span><text:span text:style-name="T3">campos</text:span><text:span text:style-name="T4"> </text:span><text:span text:style-name="T1">evitam</text:span><text:span text:style-name="T2"> </text:span><text:span text:style-name="T1">a</text:span><text:span text:style-name="T2"> </text:span><text:span text:style-name="T1">digitação</text:span><text:span text:style-name="T2"> </text:span><text:span text:style-name="T1">de</text:span><text:span text:style-name="T2"> </text:span><text:span text:style-name="T1">caracteres</text:span><text:span text:style-name="T2"> </text:span><text:span text:style-name="T1">além</text:span><text:span text:style-name="T2"> </text:span><text:span text:style-name="T1">do</text:span><text:span text:style-name="T2"> </text:span><text:span text:style-name="T1">seu</text:span><text:span text:style-name="T2"> </text:span><text:span text:style-name="T1">tamanho</text:span><text:span text:style-name="T2"> </text:span><text:span text:style-name="T1">máximo</text:span><text:span text:style-name="T2">;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a</text:span><text:span text:style-name="T2"> </text:span><text:span text:style-name="T1">apresentação</text:span><text:span text:style-name="T2"> </text:span><text:span text:style-name="T1">de</text:span><text:span text:style-name="T2"> </text:span><text:span text:style-name="T3">campos</text:span><text:span text:style-name="T4"> </text:span><text:span text:style-name="T3">obrigatórios</text:span><text:span text:style-name="T4"> </text:span><text:span text:style-name="T1">está</text:span><text:span text:style-name="T2"> </text:span><text:span text:style-name="T1">correta</text:span><text:span text:style-name="T2"> (‘*’ </text:span><text:span text:style-name="T1">antes</text:span><text:span text:style-name="T2"> </text:span><text:span text:style-name="T1">dos</text:span><text:span text:style-name="T2"> ‘:’);  </text:span><text:span text:style-name="T1">e</text:span><text:span text:style-name="T2"> </text:span><text:span text:style-name="T1">se</text:span><text:span text:style-name="T2"> </text:span><text:span text:style-name="T1">os</text:span><text:span text:style-name="T2"> </text:span><text:span text:style-name="T1">dados</text:span><text:span text:style-name="T2"> </text:span><text:span text:style-name="T1">não</text:span><text:span text:style-name="T2"> </text:span><text:span text:style-name="T1">são</text:span><text:span text:style-name="T2"> </text:span><text:span text:style-name="T1">gravados</text:span><text:span text:style-name="T2"> </text:span><text:span text:style-name="T1">sem</text:span><text:span text:style-name="T2"> </text:span><text:span text:style-name="T1">que</text:span><text:span text:style-name="T2"> </text:span><text:span text:style-name="T1">todos</text:span><text:span text:style-name="T2"> </text:span><text:span text:style-name="T1">os</text:span><text:span text:style-name="T2"> </text:span><text:span text:style-name="T1">campos</text:span><text:span text:style-name="T2"> </text:span><text:span text:style-name="T1">obrigatórios</text:span><text:span text:style-name="T2"> </text:span><text:span text:style-name="T1">estejam</text:span><text:span text:style-name="T2"> </text:span><text:span text:style-name="T1">preenchidos</text:span><text:span text:style-name="T2">;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3" office:value-type="string" calcext:value-type="string">
            <text:p><text:span text:style-name="T1">Para</text:span><text:span text:style-name="T2"> </text:span><text:span text:style-name="T3">campos</text:span><text:span text:style-name="T4"> </text:span><text:span text:style-name="T1">desabilitados</text:span><text:span text:style-name="T2"> – </text:span><text:span text:style-name="T1">verificar</text:span><text:span text:style-name="T2"> </text:span><text:span text:style-name="T1">se</text:span><text:span text:style-name="T2"> </text:span><text:span text:style-name="T1">o</text:span><text:span text:style-name="T2"> </text:span><text:span text:style-name="T1">conteúdo</text:span><text:span text:style-name="T2"> </text:span><text:span text:style-name="T1">não</text:span><text:span text:style-name="T2"> </text:span><text:span text:style-name="T1">pode</text:span><text:span text:style-name="T2"> </text:span><text:span text:style-name="T1">ser</text:span><text:span text:style-name="T2"> </text:span><text:span text:style-name="T1">alterado</text:span><text:span text:style-name="T2">;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Essen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nos</text:span><text:span text:style-name="T2"> </text:span><text:span text:style-name="T3">campos</text:span><text:span text:style-name="T4"> </text:span><text:span text:style-name="T1">que</text:span><text:span text:style-name="T2"> </text:span><text:span text:style-name="T1">apresentam</text:span><text:span text:style-name="T2"> </text:span><text:span text:style-name="T1">máscara</text:span><text:span text:style-name="T2">, </text:span><text:span text:style-name="T1">esta</text:span><text:span text:style-name="T2"> </text:span><text:span text:style-name="T1">existe</text:span><text:span text:style-name="T2"> </text:span><text:span text:style-name="T1">e</text:span><text:span text:style-name="T2"> </text:span><text:span text:style-name="T1">está</text:span><text:span text:style-name="T2"> </text:span><text:span text:style-name="T1">correta</text:span><text:span text:style-name="T2"> (</text:span><text:span text:style-name="T1">data</text:span><text:span text:style-name="T2">, </text:span><text:span text:style-name="T1">CEP</text:span><text:span text:style-name="T2">, </text:span><text:span text:style-name="T1">CPF</text:span><text:span text:style-name="T2">/</text:span><text:span text:style-name="T1">CNPJ</text:span><text:span text:style-name="T2">);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os</text:span><text:span text:style-name="T10"> </text:span><text:span text:style-name="T11">campos</text:span><text:span text:style-name="T4"> </text:span><text:span text:style-name="T1">numéricos</text:span><text:span text:style-name="T2"> </text:span><text:span text:style-name="T1">permitem</text:span><text:span text:style-name="T2"> </text:span><text:span text:style-name="T1">digitar</text:span><text:span text:style-name="T2"> </text:span><text:span text:style-name="T1">caracteres</text:span><text:span text:style-name="T2"> </text:span><text:span text:style-name="T1">alfanuméricos</text:span><text:span text:style-name="T2"> </text:span><text:span text:style-name="T1">e</text:span><text:span text:style-name="T2"> </text:span><text:span text:style-name="T1">se</text:span><text:span text:style-name="T2"> </text:span><text:span text:style-name="T1">os</text:span><text:span text:style-name="T2"> </text:span><text:span text:style-name="T1">campos</text:span><text:span text:style-name="T2"> </text:span><text:span text:style-name="T1">não</text:span><text:span text:style-name="T2"> </text:span><text:span text:style-name="T1">permitem</text:span><text:span text:style-name="T2"> </text:span><text:span text:style-name="T1">digitação</text:span><text:span text:style-name="T2"> </text:span><text:span text:style-name="T1">de</text:span><text:span text:style-name="T2"> </text:span><text:span text:style-name="T1">valores</text:span><text:span text:style-name="T2"> </text:span><text:span text:style-name="T1">inválidos</text:span><text:span text:style-name="T2">. </text:span><text:span text:style-name="T1">Testar</text:span><text:span text:style-name="T2"> </text:span><text:span text:style-name="T1">com</text:span><text:span text:style-name="T2"> </text:span><text:span text:style-name="T1">caracteres</text:span><text:span text:style-name="T2"> </text:span><text:span text:style-name="T1">especiais</text:span><text:span text:style-name="T2">.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3" office:value-type="string" calcext:value-type="string">
            <text:p><text:span text:style-name="T1">Verificar</text:span><text:span text:style-name="T2"> </text:span><text:span text:style-name="T1">em</text:span><text:span text:style-name="T2"> </text:span><text:span text:style-name="T1">combobox</text:span><text:span text:style-name="T2"> </text:span><text:span text:style-name="T1">a</text:span><text:span text:style-name="T2"> </text:span><text:span text:style-name="T1">ordenação</text:span><text:span text:style-name="T2"> </text:span><text:span text:style-name="T1">e</text:span><text:span text:style-name="T2"> </text:span><text:span text:style-name="T1">uso</text:span><text:span text:style-name="T2"> </text:span><text:span text:style-name="T1">das</text:span><text:span text:style-name="T2"> </text:span><text:span text:style-name="T1">opções</text:span><text:span text:style-name="T2">: ‘-- </text:span><text:span text:style-name="T1">Selecione</text:span><text:span text:style-name="T2"> --‘, ‘[ </text:span><text:span text:style-name="T1">Todos</text:span><text:span text:style-name="T2"> ]’ </text:span><text:span text:style-name="T1">e</text:span><text:span text:style-name="T2"> ‘[ </text:span><text:span text:style-name="T1">Nenhum</text:span><text:span text:style-name="T2"> ]’;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os</text:span><text:span text:style-name="T2"> </text:span><text:span text:style-name="T1">botões</text:span><text:span text:style-name="T2"> </text:span><text:span text:style-name="T1">que</text:span><text:span text:style-name="T2"> </text:span><text:span text:style-name="T1">possuem</text:span><text:span text:style-name="T2"> </text:span><text:span text:style-name="T1">somente</text:span><text:span text:style-name="T2"> </text:span><text:span text:style-name="T1">imagens</text:span><text:span text:style-name="T2"> </text:span><text:span text:style-name="T1">possuem</text:span><text:span text:style-name="T2"> </text:span><text:span text:style-name="T1">hints</text:span><text:span text:style-name="T2">, </text:span><text:span text:style-name="T1">e</text:span><text:span text:style-name="T2"> </text:span><text:span text:style-name="T1">também</text:span><text:span text:style-name="T2"> </text:span><text:span text:style-name="T1">verificar</text:span><text:span text:style-name="T2"> </text:span><text:span text:style-name="T1">se</text:span><text:span text:style-name="T2"> </text:span><text:span text:style-name="T1">os</text:span><text:span text:style-name="T2"> </text:span><text:span text:style-name="T3">campos</text:span><text:span text:style-name="T4"> </text:span><text:span text:style-name="T1">definidos</text:span><text:span text:style-name="T2"> </text:span><text:span text:style-name="T1">com</text:span><text:span text:style-name="T2"> </text:span><text:span text:style-name="T3">hints</text:span><text:span text:style-name="T4"> </text:span><text:span text:style-name="T1">aparecem</text:span><text:span text:style-name="T2"> </text:span><text:span text:style-name="T1">corretamente</text:span><text:span text:style-name="T2">;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5" office:value-type="string" calcext:value-type="string">
            <text:p>Verificar<text:span text:style-name="T12"> </text:span>se<text:span text:style-name="T12"> </text:span>os<text:span text:style-name="T12"> </text:span><text:span text:style-name="T13">campos</text:span><text:span text:style-name="T14"> </text:span>que<text:span text:style-name="T12"> </text:span>são<text:span text:style-name="T12"> </text:span>de<text:span text:style-name="T12"> </text:span>valores<text:span text:style-name="T12"> </text:span>estão<text:span text:style-name="T12"> </text:span>alinhados<text:span text:style-name="T12"> </text:span>à<text:span text:style-name="T12"> </text:span>direita<text:span text:style-name="T12">, </text:span>e<text:span text:style-name="T12"> </text:span>validar<text:span text:style-name="T12"> </text:span>demais<text:span text:style-name="T12"> </text:span>regras<text:span text:style-name="T12"> </text:span>especificadas<text:span text:style-name="T12"> </text:span>para<text:span text:style-name="T12"> </text:span>campo<text:span text:style-name="T12">, </text:span>como<text:span text:style-name="T12"> </text:span>por<text:span text:style-name="T12"> </text:span>exemplo<text:span text:style-name="T12">, </text:span>data<text:span text:style-name="T12"> </text:span>inicial<text:span text:style-name="T12"> </text:span>tem<text:span text:style-name="T12"> </text:span>que<text:span text:style-name="T12"> </text:span>ser<text:span text:style-name="T12"> </text:span>inferior<text:span text:style-name="T12"> </text:span>a<text:span text:style-name="T12"> </text:span>data<text:span text:style-name="T12"> </text:span>final<text:span text:style-name="T1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3" office:value-type="string" calcext:value-type="string">
            <text:p><text:span text:style-name="T1">Nas</text:span><text:span text:style-name="T2"> </text:span><text:span text:style-name="T1">telas</text:span><text:span text:style-name="T2"> </text:span><text:span text:style-name="T1">de</text:span><text:span text:style-name="T2"> </text:span><text:span text:style-name="T1">consultas</text:span><text:span text:style-name="T2"> </text:span><text:span text:style-name="T1">verificar</text:span><text:span text:style-name="T2"> </text:span><text:span text:style-name="T1">se</text:span><text:span text:style-name="T2"> </text:span><text:span text:style-name="T1">as</text:span><text:span text:style-name="T2"> </text:span><text:span text:style-name="T1">colunas</text:span><text:span text:style-name="T2"> </text:span><text:span text:style-name="T1">realizam</text:span><text:span text:style-name="T2"> </text:span><text:span text:style-name="T1">a</text:span><text:span text:style-name="T2"> </text:span><text:span text:style-name="T3">ordenação</text:span><text:span text:style-name="T4">, </text:span><text:span text:style-name="T1">bem</text:span><text:span text:style-name="T2"> </text:span><text:span text:style-name="T1">como</text:span><text:span text:style-name="T2"> </text:span><text:span text:style-name="T1">em</text:span><text:span text:style-name="T2"> </text:span><text:span text:style-name="T1">searchs</text:span><text:span text:style-name="T2"> </text:span><text:span text:style-name="T1">e</text:span><text:span text:style-name="T2"> </text:span><text:span text:style-name="T1">na</text:span><text:span text:style-name="T2"> </text:span><text:span text:style-name="T1">geração</text:span><text:span text:style-name="T2"> </text:span><text:span text:style-name="T1">automática</text:span><text:span text:style-name="T2"> </text:span><text:span text:style-name="T1">de</text:span><text:span text:style-name="T2"> </text:span><text:span text:style-name="T1">código</text:span><text:span text:style-name="T2"> </text:span><text:span text:style-name="T1">das</text:span><text:span text:style-name="T2"> </text:span><text:span text:style-name="T1">grids</text:span><text:span text:style-name="T2">;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3" office:value-type="string" calcext:value-type="string">
            <text:p><text:span text:style-name="T1">Verificar</text:span><text:span text:style-name="T2"> </text:span><text:span text:style-name="T1">se</text:span><text:span text:style-name="T2"> </text:span><text:span text:style-name="T1">as</text:span><text:span text:style-name="T2"> </text:span><text:span text:style-name="T3">grids</text:span><text:span text:style-name="T4"> </text:span><text:span text:style-name="T1">que</text:span><text:span text:style-name="T2"> </text:span><text:span text:style-name="T1">são</text:span><text:span text:style-name="T2"> </text:span><text:span text:style-name="T1">apenas</text:span><text:span text:style-name="T2"> </text:span><text:span text:style-name="T1">para</text:span><text:span text:style-name="T2"> </text:span><text:span text:style-name="T1">consulta</text:span><text:span text:style-name="T2"> </text:span><text:span text:style-name="T1">não</text:span><text:span text:style-name="T2"> </text:span><text:span text:style-name="T1">permitem</text:span><text:span text:style-name="T2"> </text:span><text:span text:style-name="T1">edição</text:span><text:span text:style-name="T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8">
          <table:table-cell table:style-name="ce3" office:value-type="string" calcext:value-type="string">
            <text:p><text:span text:style-name="T1">Verificar</text:span><text:span text:style-name="T2"> </text:span><text:span text:style-name="T1">nas</text:span><text:span text:style-name="T2"> </text:span><text:span text:style-name="T3">grids</text:span><text:span text:style-name="T4"> </text:span><text:span text:style-name="T1">se</text:span><text:span text:style-name="T2"> </text:span><text:span text:style-name="T1">o</text:span><text:span text:style-name="T2"> </text:span><text:span text:style-name="T1">espaço</text:span><text:span text:style-name="T2"> </text:span><text:span text:style-name="T1">físico</text:span><text:span text:style-name="T2"> </text:span><text:span text:style-name="T1">para</text:span><text:span text:style-name="T2"> </text:span><text:span text:style-name="T1">as</text:span><text:span text:style-name="T2"> </text:span><text:span text:style-name="T1">colunas</text:span><text:span text:style-name="T2"> </text:span><text:span text:style-name="T1">está</text:span><text:span text:style-name="T2"> </text:span><text:span text:style-name="T1">de</text:span><text:span text:style-name="T2"> </text:span><text:span text:style-name="T1">acordo</text:span><text:span text:style-name="T2"> </text:span><text:span text:style-name="T1">com</text:span><text:span text:style-name="T2"> </text:span><text:span text:style-name="T1">as</text:span><text:span text:style-name="T2"> </text:span><text:span text:style-name="T1">informações</text:span><text:span text:style-name="T2"> </text:span><text:span text:style-name="T1">que</text:span><text:span text:style-name="T2"> </text:span><text:span text:style-name="T1">nela</text:span><text:span text:style-name="T2"> </text:span><text:span text:style-name="T1">serão</text:span><text:span text:style-name="T2"> </text:span><text:span text:style-name="T1">apresentadas</text:span><text:span text:style-name="T2"> </text:span><text:span text:style-name="T1">e</text:span><text:span text:style-name="T2"> </text:span><text:span text:style-name="T1">se</text:span><text:span text:style-name="T2"> </text:span><text:span text:style-name="T1">os</text:span><text:span text:style-name="T2"> </text:span><text:span text:style-name="T1">rótulos</text:span><text:span text:style-name="T2"> </text:span><text:span text:style-name="T1">das</text:span><text:span text:style-name="T2"> </text:span><text:span text:style-name="T1">colunas</text:span><text:span text:style-name="T2"> </text:span><text:span text:style-name="T1">estão</text:span><text:span text:style-name="T2"> </text:span><text:span text:style-name="T1">alinhados</text:span><text:span text:style-name="T2"> </text:span><text:span text:style-name="T1">corretamente</text:span><text:span text:style-name="T2"> </text:span><text:span text:style-name="T1">em</text:span><text:span text:style-name="T2"> </text:span><text:span text:style-name="T1">relação</text:span><text:span text:style-name="T2"> </text:span><text:span text:style-name="T1">aos</text:span><text:span text:style-name="T2"> </text:span><text:span text:style-name="T1">valores</text:span><text:span text:style-name="T2"> </text:span><text:span text:style-name="T1">apresentados</text:span><text:span text:style-name="T2">;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8">
          <table:table-cell table:style-name="ce5" office:value-type="string" calcext:value-type="string">
            <text:p>Nas<text:span text:style-name="T12"> </text:span>páginas<text:span text:style-name="T12"> </text:span>e<text:span text:style-name="T12"> </text:span>nas<text:span text:style-name="T12"> </text:span>grids<text:span text:style-name="T12">, </text:span>verificar<text:span text:style-name="T12"> </text:span>se<text:span text:style-name="T12"> </text:span>os<text:span text:style-name="T12"> </text:span><text:span text:style-name="T13">botões</text:span><text:span text:style-name="T14"> </text:span>do<text:span text:style-name="T12"> </text:span>rodapé<text:span text:style-name="T12"> </text:span>estão<text:span text:style-name="T12"> </text:span>posicionados<text:span text:style-name="T12"> </text:span>e<text:span text:style-name="T12"> </text:span>alinhados<text:span text:style-name="T12"> </text:span>conforme<text:span text:style-name="T12"> </text:span>o<text:span text:style-name="T12"> </text:span>padrão<text:span text:style-name="T12">, </text:span>verificar<text:span text:style-name="T12"> </text:span>se<text:span text:style-name="T12"> </text:span>os<text:span text:style-name="T12"> </text:span>botões<text:span text:style-name="T12"> </text:span>estão<text:span text:style-name="T12"> </text:span>habilitados<text:span text:style-name="T12"> </text:span>de<text:span text:style-name="T12"> </text:span>acordo<text:span text:style-name="T12"> </text:span>com<text:span text:style-name="T12"> </text:span>o<text:span text:style-name="T12"> </text:span>contexto<text:span text:style-name="T12">; </text:span>e<text:span text:style-name="T12"> </text:span>se<text:span text:style-name="T12"> </text:span>os<text:span text:style-name="T12"> </text:span>seus<text:span text:style-name="T12"> </text:span>rótulos<text:span text:style-name="T12"> </text:span>estão<text:span text:style-name="T12"> </text:span>em<text:span text:style-name="T12"> </text:span>conformidade<text:span text:style-name="T12"> </text:span>com<text:span text:style-name="T12"> </text:span>o<text:span text:style-name="T12"> </text:span>padrão<text:span text:style-name="T12"> </text:span>maiúsculas<text:span text:style-name="T12"> </text:span>e<text:span text:style-name="T12"> </text:span>minúsculas<text:span text:style-name="T1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5" office:value-type="string" calcext:value-type="string">
            <text:p>Na<text:span text:style-name="T12"> </text:span>página<text:span text:style-name="T12">, </text:span>se<text:span text:style-name="T12"> </text:span>existir<text:span text:style-name="T12"> </text:span><text:span text:style-name="T13">menus</text:span><text:span text:style-name="T15"> </text:span><text:span text:style-name="T13">de</text:span><text:span text:style-name="T15"> </text:span><text:span text:style-name="T13">contexto</text:span><text:span text:style-name="T14"> </text:span>verificar<text:span text:style-name="T12"> </text:span>se<text:span text:style-name="T12"> </text:span>estão<text:span text:style-name="T12"> </text:span>dentro<text:span text:style-name="T12"> </text:span>do<text:span text:style-name="T12"> </text:span>padrão<text:span text:style-name="T12"> </text:span>de<text:span text:style-name="T12"> </text:span>apresentação<text:span text:style-name="T12"> </text:span>e<text:span text:style-name="T12"> </text:span>funcionamento<text:span text:style-name="T12"> </text:span>para<text:span text:style-name="T12"> </text:span>a<text:span text:style-name="T12"> </text:span>página<text:span text:style-name="T12"> </text:span>atual<text:span text:style-name="T1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5" office:value-type="string" calcext:value-type="string">
            <text:p>Verificar<text:span text:style-name="T12"> </text:span>se<text:span text:style-name="T12"> </text:span>as<text:span text:style-name="T12"> </text:span><text:span text:style-name="T13">teclas</text:span><text:span text:style-name="T14"> </text:span>e<text:span text:style-name="T12"> </text:span>funções<text:span text:style-name="T12"> </text:span>de<text:span text:style-name="T12"> </text:span>atalho<text:span text:style-name="T12"> </text:span>definidas<text:span text:style-name="T12"> </text:span>no<text:span text:style-name="T12"> </text:span>sistema<text:span text:style-name="T12"> </text:span>estão<text:span text:style-name="T12"> </text:span>funcionando<text:span text:style-name="T12"> </text:span>corretamente<text:span text:style-name="T12">; 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5" office:value-type="string" calcext:value-type="string">
            <text:p>Verificar<text:span text:style-name="T12"> </text:span>se<text:span text:style-name="T12"> </text:span>a<text:span text:style-name="T12"> </text:span><text:span text:style-name="T13">tecla</text:span><text:span text:style-name="T14"> </text:span>Enter<text:span text:style-name="T12"> </text:span>confirma<text:span text:style-name="T12"> </text:span>a<text:span text:style-name="T12"> </text:span>ação<text:span text:style-name="T12"> </text:span>principal<text:span text:style-name="T12"> </text:span>da<text:span text:style-name="T12"> </text:span>janela<text:span text:style-name="T12"> </text:span>e<text:span text:style-name="T12"> </text:span>a<text:span text:style-name="T12"> </text:span>navegação<text:span text:style-name="T12"> </text:span>entre<text:span text:style-name="T12"> </text:span>os<text:span text:style-name="T12"> </text:span>campos<text:span text:style-name="T12"> </text:span>ocorre<text:span text:style-name="T12"> </text:span>pressionando<text:span text:style-name="T12"> </text:span>a<text:span text:style-name="T12"> </text:span>tecla<text:span text:style-name="T12"> ‘</text:span>TAB<text:span text:style-name="T12">’; 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9">
          <table:table-cell table:style-name="ce6" office:value-type="string" calcext:value-type="string">
            <text:p><text:span text:style-name="T16"> </text:span><text:span text:style-name="T17">Mensagens</text:span><text:span text:style-name="T18"> – </text:span><text:span text:style-name="T17">Verificar</text:span><text:span text:style-name="T18"> </text:span><text:span text:style-name="T17">textos</text:span><text:span text:style-name="T18"> </text:span><text:span text:style-name="T17">das</text:span><text:span text:style-name="T18"> </text:span><text:span text:style-name="T17">mensagens</text:span><text:span text:style-name="T18"> (</text:span><text:span text:style-name="T17">devem</text:span><text:span text:style-name="T18"> </text:span><text:span text:style-name="T17">ser</text:span><text:span text:style-name="T18"> </text:span><text:span text:style-name="T17">impessoais</text:span><text:span text:style-name="T18">, </text:span><text:span text:style-name="T17">afirmativas</text:span><text:span text:style-name="T18">, </text:span><text:span text:style-name="T17">com</text:span><text:span text:style-name="T18"> </text:span><text:span text:style-name="T17">verbos</text:span><text:span text:style-name="T18"> </text:span><text:span text:style-name="T17">no</text:span><text:span text:style-name="T18"> </text:span><text:span text:style-name="T17">infinitivo</text:span><text:span text:style-name="T18">). </text:span><text:span text:style-name="T17">Não</text:span><text:span text:style-name="T18"> </text:span><text:span text:style-name="T17">utilizar</text:span><text:span text:style-name="T18"> “!”,”...”,”</text:span><text:span text:style-name="T17">etc</text:span><text:span text:style-name="T18">”  </text:span><text:span text:style-name="T17">Verificar</text:span><text:span text:style-name="T18"> </text:span><text:span text:style-name="T17">ícone</text:span><text:span text:style-name="T18"> </text:span><text:span text:style-name="T17">padrão</text:span><text:span text:style-name="T18"> </text:span><text:span text:style-name="T17">conforme</text:span><text:span text:style-name="T18"> </text:span><text:span text:style-name="T17">tipo</text:span><text:span text:style-name="T18"> </text:span><text:span text:style-name="T17">de</text:span><text:span text:style-name="T18"> </text:span><text:span text:style-name="T17">mensagem</text:span><text:span text:style-name="T18">; </text:span><text:span text:style-name="T17">Verificar</text:span><text:span text:style-name="T18"> </text:span><text:span text:style-name="T17">se</text:span><text:span text:style-name="T18"> </text:span><text:span text:style-name="T17">os</text:span><text:span text:style-name="T18"> </text:span><text:span text:style-name="T17">parâmetros</text:span><text:span text:style-name="T18"> </text:span><text:span text:style-name="T17">estão</text:span><text:span text:style-name="T18"> </text:span><text:span text:style-name="T17">sendo</text:span><text:span text:style-name="T18"> </text:span><text:span text:style-name="T17">exibidos</text:span><text:span text:style-name="T18"> </text:span><text:span text:style-name="T17">corretamente</text:span><text:span text:style-name="T18"> </text:span><text:span text:style-name="T17">no</text:span><text:span text:style-name="T18"> </text:span><text:span text:style-name="T17">texto</text:span><text:span text:style-name="T18"> </text:span><text:span text:style-name="T17">da</text:span><text:span text:style-name="T18"> </text:span><text:span text:style-name="T17">mensagem</text:span><text:span text:style-name="T18">; </text:span><text:span text:style-name="T17">Verificar</text:span><text:span text:style-name="T18"> </text:span><text:span text:style-name="T17">se</text:span><text:span text:style-name="T18"> </text:span><text:span text:style-name="T17">nas</text:span><text:span text:style-name="T18"> </text:span><text:span text:style-name="T17">caixas</text:span><text:span text:style-name="T18"> </text:span><text:span text:style-name="T17">de</text:span><text:span text:style-name="T18"> </text:span><text:span text:style-name="T17">diálogo</text:span><text:span text:style-name="T18"> </text:span><text:span text:style-name="T17">o</text:span><text:span text:style-name="T18"> </text:span><text:span text:style-name="T17">nome</text:span><text:span text:style-name="T18"> </text:span><text:span text:style-name="T17">dos</text:span><text:span text:style-name="T18"> </text:span><text:span text:style-name="T17">campos</text:span><text:span text:style-name="T18"> </text:span><text:span text:style-name="T17">obrigatórios</text:span><text:span text:style-name="T18"> </text:span><text:span text:style-name="T17">estão</text:span><text:span text:style-name="T18"> </text:span><text:span text:style-name="T17">iguais</text:span><text:span text:style-name="T18"> </text:span><text:span text:style-name="T17">aos</text:span><text:span text:style-name="T18"> </text:span><text:span text:style-name="T17">nomes</text:span><text:span text:style-name="T18"> </text:span><text:span text:style-name="T17">dos</text:span><text:span text:style-name="T18"> </text:span><text:span text:style-name="T17">campos</text:span><text:span text:style-name="T18"> </text:span><text:span text:style-name="T17">na</text:span><text:span text:style-name="T18"> </text:span><text:span text:style-name="T17">página</text:span><text:span text:style-name="T18">. </text:span><text:span text:style-name="T17">Após</text:span><text:span text:style-name="T18"> </text:span><text:span text:style-name="T17">exibir</text:span><text:span text:style-name="T18"> </text:span><text:span text:style-name="T17">mensagens</text:span><text:span text:style-name="T18"> </text:span><text:span text:style-name="T17">verificar</text:span><text:span text:style-name="T18"> </text:span><text:span text:style-name="T17">se</text:span><text:span text:style-name="T18"> </text:span><text:span text:style-name="T17">o</text:span><text:span text:style-name="T18"> </text:span><text:span text:style-name="T17">sistema</text:span><text:span text:style-name="T18"> </text:span><text:span text:style-name="T17">suporta</text:span><text:span text:style-name="T18"> </text:span><text:span text:style-name="T17">realizar</text:span><text:span text:style-name="T18"> </text:span><text:span text:style-name="T17">operações</text:span><text:span text:style-name="T18"> </text:span><text:span text:style-name="T17">básicas</text:span><text:span text:style-name="T18">, </text:span><text:span text:style-name="T17">como</text:span><text:span text:style-name="T18"> </text:span><text:span text:style-name="T17">edição</text:span><text:span text:style-name="T18"> </text:span><text:span text:style-name="T17">e</text:span><text:span text:style-name="T18"> </text:span><text:span text:style-name="T17">exclusão</text:span><text:span text:style-name="T18">.  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Verificar<text:span text:style-name="T12"> </text:span>tamanho<text:span text:style-name="T12"> </text:span>da<text:span text:style-name="T12"> </text:span>página<text:span text:style-name="T12"> </text:span>para<text:span text:style-name="T12"> </text:span>configuração<text:span text:style-name="T12"> </text:span>de<text:span text:style-name="T12"> </text:span>vídeo<text:span text:style-name="T12"> 800</text:span>x<text:span text:style-name="T12">600 </text:span>pixels<text:span text:style-name="T12">.</text:span></text:p>
          </table:table-cell>
          <table:table-cell office:value-type="string" calcext:value-type="string">
            <text:p>Usabi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Verificar<text:span text:style-name="T12"> </text:span>se<text:span text:style-name="T12"> </text:span>os<text:span text:style-name="T12"> </text:span>processamentos<text:span text:style-name="T12"> </text:span>associados<text:span text:style-name="T12"> </text:span>aos<text:span text:style-name="T12"> </text:span>botões<text:span text:style-name="T12"> </text:span>estão<text:span text:style-name="T12"> </text:span>ocorrendo<text:span text:style-name="T12"> </text:span>corretamente<text:span text:style-name="T12">;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Essen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10">
          <table:table-cell table:style-name="ce7" office:value-type="string" calcext:value-type="string">
            <text:p>Verificar se a geração de código está funcionando corretamente;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Essen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Verificar<text:span text:style-name="T12"> </text:span>se<text:span text:style-name="T12"> </text:span>a<text:span text:style-name="T12"> </text:span>inclusão<text:span text:style-name="T12">, </text:span>alteração<text:span text:style-name="T12"> </text:span>e<text:span text:style-name="T12"> </text:span>exclusão<text:span text:style-name="T12"> </text:span>está<text:span text:style-name="T12"> </text:span>realmente<text:span text:style-name="T12"> </text:span>ocorrendo<text:span text:style-name="T12"> </text:span>para<text:span text:style-name="T12"> </text:span>todos<text:span text:style-name="T12"> </text:span>os<text:span text:style-name="T12"> </text:span>campos<text:span text:style-name="T12"> </text:span>e<text:span text:style-name="T12"> </text:span>entidades<text:span text:style-name="T12"> </text:span>envolvidas<text:span text:style-name="T12">;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Essenc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5" office:value-type="string" calcext:value-type="string">
            <text:p>Verificar<text:span text:style-name="T12"> </text:span>se<text:span text:style-name="T12"> </text:span>os<text:span text:style-name="T12"> </text:span>campos<text:span text:style-name="T12"> </text:span><text:span text:style-name="T13">spConsulta</text:span><text:span text:style-name="T14"> </text:span>estão<text:span text:style-name="T12"> </text:span>funcionando<text:span text:style-name="T12"> </text:span>corretamente<text:span text:style-name="T12"> (</text:span>ordenação<text:span text:style-name="T12"> </text:span>das<text:span text:style-name="T12"> </text:span>colunas<text:span text:style-name="T12">,  </text:span>alinhamento<text:span text:style-name="T12"> </text:span>e<text:span text:style-name="T12"> </text:span>limite<text:span text:style-name="T12"> </text:span>dos<text:span text:style-name="T12"> </text:span>campos<text:span text:style-name="T12">, </text:span>funcionalidade<text:span text:style-name="T12"> </text:span>de<text:span text:style-name="T12"> </text:span>filtros<text:span text:style-name="T12"> </text:span>e<text:span text:style-name="T12"> </text:span>botões<text:span text:style-name="T12">); 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Verificar<text:span text:style-name="T12"> </text:span>se<text:span text:style-name="T12"> </text:span>os<text:span text:style-name="T12"> </text:span>campos<text:span text:style-name="T12"> </text:span>existentes<text:span text:style-name="T12"> </text:span>estão<text:span text:style-name="T12"> </text:span>associados<text:span text:style-name="T12"> </text:span>a<text:span text:style-name="T12"> </text:span>outras<text:span text:style-name="T12"> </text:span>telas<text:span text:style-name="T12"> </text:span>e<text:span text:style-name="T12"> </text:span>testar<text:span text:style-name="T12"> </text:span>a<text:span text:style-name="T12"> </text:span>exclusão<text:span text:style-name="T12"> </text:span>de<text:span text:style-name="T12"> </text:span>dependências<text:span text:style-name="T12">;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Testar<text:span text:style-name="T12"> </text:span>a<text:span text:style-name="T12"> </text:span>navegação<text:span text:style-name="T12"> </text:span>nas<text:span text:style-name="T12"> </text:span>telas<text:span text:style-name="T12"> </text:span>de<text:span text:style-name="T12"> </text:span>consulta<text:span text:style-name="T12"> </text:span>e<text:span text:style-name="T12"> </text:span>searchs<text:span text:style-name="T12"> </text:span>e<text:span text:style-name="T12"> </text:span>verificar<text:span text:style-name="T12"> </text:span>se<text:span text:style-name="T12"> </text:span>não<text:span text:style-name="T12"> </text:span>traz<text:span text:style-name="T12"> </text:span>registros<text:span text:style-name="T12"> </text:span>repetidos<text:span text:style-name="T12">.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A<text:span text:style-name="T12"> </text:span>tela<text:span text:style-name="T12"> </text:span>se<text:span text:style-name="T12"> </text:span>comporta<text:span text:style-name="T12"> </text:span>adequadamente<text:span text:style-name="T12"> </text:span>nas<text:span text:style-name="T12"> </text:span>ações<text:span text:style-name="T12"> </text:span>de<text:span text:style-name="T12"> </text:span>minimizar<text:span text:style-name="T12">, </text:span>maximizar<text:span text:style-name="T12">, </text:span>redimensionar<text:span text:style-name="T12"> </text:span>e<text:span text:style-name="T12"> </text:span>fechar<text:span text:style-name="T12">.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7">
          <table:table-cell table:style-name="ce7" office:value-type="string" calcext:value-type="string">
            <text:p>A<text:span text:style-name="T12"> </text:span>ação<text:span text:style-name="T12"> </text:span>de<text:span text:style-name="T12"> </text:span>fechar<text:span text:style-name="T12"> </text:span>coloca<text:span text:style-name="T12"> </text:span>a<text:span text:style-name="T12"> </text:span>tela<text:span text:style-name="T12"> </text:span>em<text:span text:style-name="T12"> </text:span>modo<text:span text:style-name="T12"> </text:span>de<text:span text:style-name="T12"> </text:span>solicitando<text:span text:style-name="T12"> </text:span>confirmação<text:span text:style-name="T12"> (</text:span>mensagem<text:span text:style-name="T12"> </text:span>de<text:span text:style-name="T12"> </text:span>advertência<text:span text:style-name="T12">), </text:span>se<text:span text:style-name="T12"> </text:span>dados<text:span text:style-name="T12"> </text:span>alterados<text:span text:style-name="T12"> </text:span>e<text:span text:style-name="T12"> </text:span>não<text:span text:style-name="T12"> </text:span>salvos<text:span text:style-name="T12">.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11">
          <table:table-cell table:style-name="ce7" office:value-type="string" calcext:value-type="string">
            <text:p>Nos<text:span text:style-name="T12"> </text:span>relatórios<text:span text:style-name="T12"> </text:span>verificar<text:span text:style-name="T12"> </text:span>conformidade<text:span text:style-name="T12"> </text:span>de<text:span text:style-name="T12"> </text:span>rótulos<text:span text:style-name="T12"> </text:span>e<text:span text:style-name="T12"> </text:span>se<text:span text:style-name="T12"> </text:span>as<text:span text:style-name="T12"> </text:span>informações<text:span text:style-name="T12"> </text:span>impressas<text:span text:style-name="T12"> </text:span>não<text:span text:style-name="T12"> </text:span>estão<text:span text:style-name="T12"> </text:span>ultrapassando<text:span text:style-name="T12"> </text:span>a<text:span text:style-name="T12"> </text:span>tabulação<text:span text:style-name="T12"> </text:span>dos<text:span text:style-name="T12"> </text:span>campos<text:span text:style-name="T12">, </text:span>também<text:span text:style-name="T12">, </text:span>se<text:span text:style-name="T12"> </text:span>as<text:span text:style-name="T12"> </text:span>opções<text:span text:style-name="T12"> </text:span>de<text:span text:style-name="T12"> </text:span>filtro<text:span text:style-name="T12"> </text:span>são<text:span text:style-name="T12"> </text:span>impressas<text:span text:style-name="T12"> </text:span>como<text:span text:style-name="T12"> </text:span>parâmetros<text:span text:style-name="T12"> </text:span>de<text:span text:style-name="T12"> </text:span>seleção<text:span text:style-name="T12"> </text:span>de<text:span text:style-name="T12"> </text:span>acordo<text:span text:style-name="T12"> </text:span>com<text:span text:style-name="T12"> </text:span>definições<text:span text:style-name="T12"> </text:span>da<text:span text:style-name="T12"> </text:span>especificação<text:span text:style-name="T12">, </text:span>validar<text:span text:style-name="T12"> </text:span>as<text:span text:style-name="T12"> </text:span>informações<text:span text:style-name="T12"> </text:span>e<text:span text:style-name="T12"> </text:span>os<text:span text:style-name="T12"> </text:span>totais<text:span text:style-name="T12"> </text:span>apresentados<text:span text:style-name="T12">, </text:span>bem<text:span text:style-name="T12"> </text:span>como<text:span text:style-name="T12"> </text:span>quebras<text:span text:style-name="T12"> </text:span>do<text:span text:style-name="T12"> </text:span>relatório<text:span text:style-name="T12">. </text:span>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Desejáv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</table:table-row>
        <table:table-row table:style-name="ro10">
          <table:table-cell table:style-name="ce8"/>
          <table:table-cell table:number-columns-repeated="4"/>
        </table:table-row>
        <table:table-row table:style-name="ro10" table:number-rows-repeated="2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Planilha2" table:style-name="ta1" table:print="false">
        <table:table-column table:style-name="co5" table:default-cell-style-name="Default"/>
        <table:table-row table:style-name="ro10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 Condensed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R$ 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P0" style:volatile="true">
      <number:text>Sim</number:text>
    </number:number-style>
    <number:number-style style:name="N135P1" style:volatile="true">
      <number:text>Sim</number:text>
    </number:number-style>
    <number:number-style style:name="N135">
      <number:text>Nã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iro</number:text>
    </number:number-style>
    <number:number-style style:name="N137P1" style:volatile="true">
      <number:text>Verdadei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9:47:20.14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lena </meta:initial-creator>
    <meta:creation-date>2011-08-31T13:00:14</meta:creation-date>
    <meta:generator>LibreOffice/7.2.0.4$Windows_X86_64 LibreOffice_project/9a9c6381e3f7a62afc1329bd359cc48accb6435b</meta:generator>
    <dc:date>2023-06-20T20:02:55.766000000</dc:date>
    <meta:editing-duration>PT1H45M42S</meta:editing-duration>
    <meta:editing-cycles>11</meta:editing-cycles>
    <meta:document-statistic meta:table-count="3" meta:cell-count="156" meta:object-count="0"/>
  </office:meta>
</office:document-meta>
</file>